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2.5516in"/>
    </style:style>
    <style:style style:name="co8" style:family="table-column">
      <style:table-column-properties fo:break-before="auto" style:column-width="2.9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bS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ed by average of random samp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satellites</text:p>
          </table:table-cell>
          <table:table-cell office:value-type="float" office:value="0.9028" calcext:value-type="float">
            <text:p>0.9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satellites</text:p>
          </table:table-cell>
          <table:table-cell office:value-type="float" office:value="1.9534" calcext:value-type="float">
            <text:p>1.9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satellites</text:p>
          </table:table-cell>
          <table:table-cell office:value-type="float" office:value="2.5042" calcext:value-type="float">
            <text:p>2.5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satellites</text:p>
          </table:table-cell>
          <table:table-cell office:value-type="float" office:value="3.5413" calcext:value-type="float">
            <text:p>3.5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satellites</text:p>
          </table:table-cell>
          <table:table-cell office:value-type="float" office:value="5.3619" calcext:value-type="float">
            <text:p>5.3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atellites</text:p>
          </table:table-cell>
          <table:table-cell office:value-type="float" office:value="5.9115" calcext:value-type="float">
            <text:p>5.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satellites</text:p>
          </table:table-cell>
          <table:table-cell office:value-type="float" office:value="15.2887" calcext:value-type="float">
            <text:p>15.2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satellites</text:p>
          </table:table-cell>
          <table:table-cell office:value-type="float" office:value="36.4916" calcext:value-type="float">
            <text:p>36.4916</text:p>
          </table:table-cell>
          <table:table-cell office:value-type="string" calcext:value-type="string">
            <text:p>The last one is not considered</text:p>
          </table:table-cell>
          <table:table-cell office:value-type="string" calcext:value-type="string">
            <text:p><text:s/>[44.145817254, 56.175821507, 36.582416762, 9.06236844, 721.2526030060001]</text:p>
          </table:table-cell>
          <table:table-cell/>
        </table:table-row>
        <table:table-row table:style-name="ro1">
          <table:table-cell office:value-type="string" calcext:value-type="string">
            <text:p>13 satellit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float" office:value="44.145817254" calcext:value-type="float">
            <text:p>44.145817254</text:p>
          </table:table-cell>
        </table:table-row>
        <table:table-row table:style-name="ro1">
          <table:table-cell table:number-columns-repeated="4"/>
          <table:table-cell office:value-type="float" office:value="56.175821507" calcext:value-type="float">
            <text:p>56.175821507</text:p>
          </table:table-cell>
        </table:table-row>
        <table:table-row table:style-name="ro1">
          <table:table-cell table:number-columns-repeated="4"/>
          <table:table-cell office:value-type="float" office:value="36.582416762" calcext:value-type="float">
            <text:p>36.582416762</text:p>
          </table:table-cell>
        </table:table-row>
        <table:table-row table:style-name="ro1">
          <table:table-cell table:number-columns-repeated="4"/>
          <table:table-cell office:value-type="float" office:value="9.06236844" calcext:value-type="float">
            <text:p>9.062368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table:formula="of:=AVERAGE([.E12:.E15])" office:value-type="float" office:value="36.49160599075" calcext:value-type="float">
            <text:p>36.49160599075</text:p>
          </table:table-cell>
        </table:table-row>
      </table:table>
      <table:table table:name="Périod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emps d’exécution</text:p>
          </table:table-cell>
          <table:table-cell office:value-type="string" calcext:value-type="string">
            <text:p>Nb de branches</text:p>
          </table:table-cell>
          <table:table-cell table:number-columns-repeated="2"/>
          <table:table-cell office:value-type="string" calcext:value-type="string">
            <text:p>Tested by average of random samples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1028" calcext:value-type="float">
            <text:p>0.102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.0496" calcext:value-type="float">
            <text:p>1.0496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.1497" calcext:value-type="float">
            <text:p>1.1497</text:p>
          </table:table-cell>
          <table:table-cell office:value-type="float" office:value="3246" calcext:value-type="float">
            <text:p>32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.3061" calcext:value-type="float">
            <text:p>5.3061</text:p>
          </table:table-cell>
          <table:table-cell office:value-type="float" office:value="10009" calcext:value-type="float">
            <text:p>1000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0.0759" calcext:value-type="float">
            <text:p>20.0759</text:p>
          </table:table-cell>
          <table:table-cell office:value-type="float" office:value="22522" calcext:value-type="float">
            <text:p>225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40000" calcext:value-type="float">
            <text:p>140000</text:p>
          </table:table-cell>
          <table:table-cell office:value-type="float" office:value="281.1104" calcext:value-type="float">
            <text:p>281.1104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first one is not considered</text:p>
          </table:table-cell>
          <table:table-cell office:value-type="string" calcext:value-type="string">
            <text:p>@ list of execution time : [469.26610009200004, 266.838906055, 90.348554584, 64.44992822, 702.804218977]</text:p>
            <text:p> The average time is: 318.74154158560003</text:p>
            <text:p/>
          </table:table-cell>
          <table:table-cell/>
        </table:table-row>
        <table:table-row table:style-name="ro3">
          <table:table-cell office:value-type="float" office:value="160000" calcext:value-type="float">
            <text:p>160000</text:p>
          </table:table-cell>
          <table:table-cell office:value-type="float" office:value="37.3556" calcext:value-type="float">
            <text:p>37.3556</text:p>
          </table:table-cell>
          <table:table-cell office:value-type="float" office:value="22020" calcext:value-type="float">
            <text:p>220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@ list of execution time : [31.248267548, 44.111813438000006, 24.332889866000002, 71.19446588800001, 15.890317835000001]</text:p>
            <text:p> The average time is: 37.355550915</text:p>
          </table:table-cell>
          <table:table-cell/>
        </table:table-row>
        <table:table-row table:style-name="ro2">
          <table:table-cell office:value-type="float" office:value="180000" calcext:value-type="float">
            <text:p>180000</text:p>
          </table:table-cell>
          <table:table-cell office:value-type="float" office:value="195.9241913406" calcext:value-type="float">
            <text:p>195.924191340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@ list of execution time : [499.14826552700004, 106.222738211, 53.689073396000005, 226.64946701500003, 93.91141255400001]</text:p>
            <text:p> The average time is: 195.9241913406</text:p>
            <text:p/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float" office:value="266.838906055" calcext:value-type="float">
            <text:p>266.838906055</text:p>
          </table:table-cell>
        </table:table-row>
        <table:table-row table:style-name="ro1">
          <table:table-cell table:number-columns-repeated="6"/>
          <table:table-cell office:value-type="float" office:value="90.348554584" calcext:value-type="float">
            <text:p>90.348554584</text:p>
          </table:table-cell>
        </table:table-row>
        <table:table-row table:style-name="ro1">
          <table:table-cell table:number-columns-repeated="6"/>
          <table:table-cell office:value-type="float" office:value="64.44992822" calcext:value-type="float">
            <text:p>64.44992822</text:p>
          </table:table-cell>
        </table:table-row>
        <table:table-row table:style-name="ro1">
          <table:table-cell table:number-columns-repeated="6"/>
          <table:table-cell office:value-type="float" office:value="702.804218977" calcext:value-type="float">
            <text:p>702.8042189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table:formula="of:=AVERAGE([.G13:.G16])" office:value-type="float" office:value="281.110401959" calcext:value-type="float">
            <text:p>281.110401959</text:p>
          </table:table-cell>
        </table:table-row>
      </table:table>
      <table:table table:name="comparasion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/>
          <table:table-cell office:value-type="string" calcext:value-type="string">
            <text:p>time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791" calcext:value-type="float">
            <text:p>0.0779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109" calcext:value-type="float">
            <text:p>0.07109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09" calcext:value-type="float">
            <text:p>0.6709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float" office:value="9875" calcext:value-type="float">
            <text:p>9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36" calcext:value-type="float">
            <text:p>0.6136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7" calcext:value-type="float">
            <text:p>0.6387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21" calcext:value-type="float">
            <text:p>4.8421</text:p>
          </table:table-cell>
          <table:table-cell office:value-type="float" office:value="5266" calcext:value-type="float">
            <text:p>5266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393" calcext:value-type="float">
            <text:p>3.8393</text:p>
          </table:table-cell>
          <table:table-cell office:value-type="float" office:value="5230" calcext:value-type="float">
            <text:p>5230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256" calcext:value-type="float">
            <text:p>3.8256</text:p>
          </table:table-cell>
          <table:table-cell office:value-type="float" office:value="5131" calcext:value-type="float">
            <text:p>5131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table:style-name="ce1"/>
          <table:table-cell office:value-type="string" calcext:value-type="string">
            <text:p>time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Nomial 1</text:p>
          </table:table-cell>
          <table:table-cell office:value-type="float" office:value="0.9305" calcext:value-type="float">
            <text:p>0.9305</text:p>
          </table:table-cell>
          <table:table-cell office:value-type="float" office:value="13678" calcext:value-type="float">
            <text:p>13678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Nominal 2</text:p>
          </table:table-cell>
          <table:table-cell office:value-type="float" office:value="1.0322" calcext:value-type="float">
            <text:p>1.0322</text:p>
          </table:table-cell>
          <table:table-cell office:value-type="float" office:value="13857" calcext:value-type="float">
            <text:p>13857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Nominal 3</text:p>
          </table:table-cell>
          <table:table-cell office:value-type="float" office:value="0.7398" calcext:value-type="float">
            <text:p>0.7398</text:p>
          </table:table-cell>
          <table:table-cell office:value-type="float" office:value="12477" calcext:value-type="float">
            <text:p>12477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3">
          <table:table-cell office:value-type="string" calcext:value-type="string">
            <text:p>Nominal with one off 1</text:p>
          </table:table-cell>
          <table:table-cell office:value-type="float" office:value="4.6342" calcext:value-type="float">
            <text:p>4.6342</text:p>
          </table:table-cell>
          <table:table-cell office:value-type="float" office:value="19156" calcext:value-type="float">
            <text:p>19156</text:p>
          </table:table-cell>
          <table:table-cell/>
          <table:table-cell office:value-type="float" office:value="9875" calcext:value-type="float">
            <text:p>9875</text:p>
          </table:table-cell>
        </table:table-row>
        <table:table-row table:style-name="ro3">
          <table:table-cell office:value-type="string" calcext:value-type="string">
            <text:p>Nominal with one off 2</text:p>
          </table:table-cell>
          <table:table-cell office:value-type="float" office:value="4.5099" calcext:value-type="float">
            <text:p>4.5099</text:p>
          </table:table-cell>
          <table:table-cell office:value-type="float" office:value="16062" calcext:value-type="float">
            <text:p>16062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3">
          <table:table-cell office:value-type="string" calcext:value-type="string">
            <text:p>Nominal with one off 3</text:p>
          </table:table-cell>
          <table:table-cell office:value-type="float" office:value="3.8275" calcext:value-type="float">
            <text:p>3.8275</text:p>
          </table:table-cell>
          <table:table-cell office:value-type="float" office:value="16170" calcext:value-type="float">
            <text:p>16170</text:p>
          </table:table-cell>
          <table:table-cell/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string" calcext:value-type="string">
            <text:p>40 1</text:p>
          </table:table-cell>
          <table:table-cell office:value-type="float" office:value="13.249" calcext:value-type="float">
            <text:p>13.249</text:p>
          </table:table-cell>
          <table:table-cell office:value-type="float" office:value="17094" calcext:value-type="float">
            <text:p>17094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string" calcext:value-type="string">
            <text:p>40 2</text:p>
          </table:table-cell>
          <table:table-cell office:value-type="float" office:value="13.0421" calcext:value-type="float">
            <text:p>13.0421</text:p>
          </table:table-cell>
          <table:table-cell office:value-type="float" office:value="29632" calcext:value-type="float">
            <text:p>29632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>
          <table:table-cell office:value-type="string" calcext:value-type="string">
            <text:p>40 3</text:p>
          </table:table-cell>
          <table:table-cell office:value-type="float" office:value="12.7202" calcext:value-type="float">
            <text:p>12.7202</text:p>
          </table:table-cell>
          <table:table-cell office:value-type="float" office:value="53303" calcext:value-type="float">
            <text:p>53303</text:p>
          </table:table-cell>
          <table:table-cell/>
          <table:table-cell office:value-type="float" office:value="42375" calcext:value-type="float">
            <text:p>42375</text:p>
          </table:table-cell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9305" calcext:value-type="float">
            <text:p>0.9305</text:p>
          </table:table-cell>
          <table:table-cell table:style-name="ce2" office:value-type="float" office:value="504" calcext:value-type="float">
            <text:p>504</text:p>
          </table:table-cell>
          <table:table-cell office:value-type="float" office:value="13678" calcext:value-type="float">
            <text:p>13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1" calcext:value-type="float">
            <text:p>0.1121</text:p>
          </table:table-cell>
          <table:table-cell office:value-type="float" office:value="1.0322" calcext:value-type="float">
            <text:p>1.0322</text:p>
          </table:table-cell>
          <table:table-cell table:style-name="ce2" office:value-type="float" office:value="240" calcext:value-type="float">
            <text:p>240</text:p>
          </table:table-cell>
          <table:table-cell office:value-type="float" office:value="13857" calcext:value-type="float">
            <text:p>13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7398" calcext:value-type="float">
            <text:p>0.7398</text:p>
          </table:table-cell>
          <table:table-cell table:style-name="ce2" office:value-type="float" office:value="240" calcext:value-type="float">
            <text:p>240</text:p>
          </table:table-cell>
          <table:table-cell office:value-type="float" office:value="12477" calcext:value-type="float">
            <text:p>124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902" calcext:value-type="float">
            <text:p>3.7902</text:p>
          </table:table-cell>
          <table:table-cell office:value-type="float" office:value="4.6342" calcext:value-type="float">
            <text:p>4.6342</text:p>
          </table:table-cell>
          <table:table-cell table:style-name="ce2" office:value-type="float" office:value="1116" calcext:value-type="float">
            <text:p>1116</text:p>
          </table:table-cell>
          <table:table-cell office:value-type="float" office:value="19156" calcext:value-type="float">
            <text:p>19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251" calcext:value-type="float">
            <text:p>3.2251</text:p>
          </table:table-cell>
          <table:table-cell office:value-type="float" office:value="4.5099" calcext:value-type="float">
            <text:p>4.5099</text:p>
          </table:table-cell>
          <table:table-cell table:style-name="ce2" office:value-type="float" office:value="1008" calcext:value-type="float">
            <text:p>1008</text:p>
          </table:table-cell>
          <table:table-cell office:value-type="float" office:value="16062" calcext:value-type="float">
            <text:p>16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354" calcext:value-type="float">
            <text:p>3.1354</text:p>
          </table:table-cell>
          <table:table-cell office:value-type="float" office:value="3.8275" calcext:value-type="float">
            <text:p>3.8275</text:p>
          </table:table-cell>
          <table:table-cell table:style-name="ce2" office:value-type="float" office:value="1230" calcext:value-type="float">
            <text:p>1230</text:p>
          </table:table-cell>
          <table:table-cell office:value-type="float" office:value="16170" calcext:value-type="float">
            <text:p>161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.46" calcext:value-type="float">
            <text:p>114.46</text:p>
          </table:table-cell>
          <table:table-cell office:value-type="float" office:value="13.249" calcext:value-type="float">
            <text:p>13.249</text:p>
          </table:table-cell>
          <table:table-cell table:style-name="ce2" office:value-type="float" office:value="5266" calcext:value-type="float">
            <text:p>5266</text:p>
          </table:table-cell>
          <table:table-cell office:value-type="float" office:value="17094" calcext:value-type="float">
            <text:p>17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6976" calcext:value-type="float">
            <text:p>25.6976</text:p>
          </table:table-cell>
          <table:table-cell office:value-type="float" office:value="13.0421" calcext:value-type="float">
            <text:p>13.0421</text:p>
          </table:table-cell>
          <table:table-cell table:style-name="ce2" office:value-type="float" office:value="5230" calcext:value-type="float">
            <text:p>5230</text:p>
          </table:table-cell>
          <table:table-cell office:value-type="float" office:value="29632" calcext:value-type="float">
            <text:p>29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9367" calcext:value-type="float">
            <text:p>23.9367</text:p>
          </table:table-cell>
          <table:table-cell office:value-type="float" office:value="12.7202" calcext:value-type="float">
            <text:p>12.7202</text:p>
          </table:table-cell>
          <table:table-cell table:style-name="ce2" office:value-type="float" office:value="5131" calcext:value-type="float">
            <text:p>5131</text:p>
          </table:table-cell>
          <table:table-cell office:value-type="float" office:value="53303" calcext:value-type="float">
            <text:p>53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2:38:37.079867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20:44:07.347882538</meta:creation-date>
    <dc:date>2022-03-12T15:36:03.213229044</dc:date>
    <meta:editing-duration>PT29M30S</meta:editing-duration>
    <meta:editing-cycles>3</meta:editing-cycles>
    <meta:generator>LibreOffice/6.4.7.2$Linux_X86_64 LibreOffice_project/40$Build-2</meta:generator>
    <meta:document-statistic meta:table-count="3" meta:cell-count="194" meta:object-count="0"/>
    <meta:user-defined meta:name=""/>
  </office:meta>
</office:document-meta>
</file>